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4" calcext:value-type="float">
            <text:p><text:s text:c="3"/>142,524</text:p>
          </table:table-cell>
          <table:table-cell table:style-name="ce37" office:value-type="float" office:value="9233926" calcext:value-type="float">
            <text:p><text:s text:c="3"/>9,233,926</text:p>
          </table:table-cell>
          <table:table-cell table:style-name="ce37" office:value-type="float" office:value="23415008" calcext:value-type="float">
            <text:p><text:s text:c="3"/>23,415,008</text:p>
          </table:table-cell>
          <table:table-cell table:style-name="ce37" office:value-type="float" office:value="11552369" calcext:value-type="float">
            <text:p><text:s text:c="3"/>11,552,369</text:p>
          </table:table-cell>
          <table:table-cell table:style-name="ce37" office:value-type="float" office:value="11862639" calcext:value-type="float">
            <text:p><text:s text:c="3"/>11,862,639</text:p>
          </table:table-cell>
          <table:table-cell table:style-name="ce54" office:value-type="float" office:value="97.38" calcext:value-type="float">
            <text:p>97.38</text:p>
          </table:table-cell>
          <table:table-cell table:style-name="ce54" office:value-type="float" office:value="646.88" calcext:value-type="float">
            <text:p>646.8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7" calcext:value-type="float">
            <text:p><text:s text:c="3"/>142,527</text:p>
          </table:table-cell>
          <table:table-cell table:style-name="ce37" office:value-type="float" office:value="9240823" calcext:value-type="float">
            <text:p><text:s text:c="3"/>9,240,823</text:p>
          </table:table-cell>
          <table:table-cell table:style-name="ce37" office:value-type="float" office:value="23420442" calcext:value-type="float">
            <text:p><text:s text:c="3"/>23,420,442</text:p>
          </table:table-cell>
          <table:table-cell table:style-name="ce37" office:value-type="float" office:value="11553267" calcext:value-type="float">
            <text:p><text:s text:c="3"/>11,553,267</text:p>
          </table:table-cell>
          <table:table-cell table:style-name="ce37" office:value-type="float" office:value="11867175" calcext:value-type="float">
            <text:p><text:s text:c="3"/>11,867,175</text:p>
          </table:table-cell>
          <table:table-cell table:style-name="ce54" office:value-type="float" office:value="97.35" calcext:value-type="float">
            <text:p>97.35</text:p>
          </table:table-cell>
          <table:table-cell table:style-name="ce54" office:value-type="float" office:value="647.02" calcext:value-type="float">
            <text:p>647.02</text:p>
          </table:table-cell>
          <table:table-cell table:style-name="ce65"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48590" calcext:value-type="float">
            <text:p><text:s text:c="3"/>9,248,590</text:p>
          </table:table-cell>
          <table:table-cell table:style-name="ce37" office:value-type="float" office:value="23419833" calcext:value-type="float">
            <text:p><text:s text:c="3"/>23,419,833</text:p>
          </table:table-cell>
          <table:table-cell table:style-name="ce37" office:value-type="float" office:value="11551476" calcext:value-type="float">
            <text:p><text:s text:c="3"/>11,551,476</text:p>
          </table:table-cell>
          <table:table-cell table:style-name="ce37" office:value-type="float" office:value="11868357" calcext:value-type="float">
            <text:p><text:s text:c="3"/>11,868,357</text:p>
          </table:table-cell>
          <table:table-cell table:style-name="ce54" office:value-type="float" office:value="97.33" calcext:value-type="float">
            <text:p>97.33</text:p>
          </table:table-cell>
          <table:table-cell table:style-name="ce54" office:value-type="float" office:value="647" calcext:value-type="float">
            <text:p>647.00</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style-name="ce25" office:value-type="float" office:value="0.000746469322350044" calcext:value-type="float">
            <text:p>0.00</text:p>
          </table:table-cell>
          <table:table-cell table:number-columns-repeated="2" table:style-name="ce25" office:value-type="float" office:value="0" calcext:value-type="float">
            <text:p>—</text:p>
          </table:table-cell>
          <table:table-cell table:style-name="ce25" office:value-type="float" office:value="0.0449047178019141" calcext:value-type="float">
            <text:p>0.04</text:p>
          </table:table-cell>
          <table:table-cell table:style-name="ce25" office:value-type="float" office:value="2.44135593029444" calcext:value-type="float">
            <text:p>2.44</text:p>
          </table:table-cell>
          <table:table-cell table:style-name="ce25" office:value-type="float" office:value="-0.0521588546969533" calcext:value-type="float">
            <text:p>–0.05</text:p>
          </table:table-cell>
          <table:table-cell table:style-name="ce25" office:value-type="float" office:value="-0.206087599868044" calcext:value-type="float">
            <text:p>–0.21</text:p>
          </table:table-cell>
          <table:table-cell table:style-name="ce25" office:value-type="float" office:value="0.0977438494082135" calcext:value-type="float">
            <text:p>0.10</text:p>
          </table:table-cell>
          <table:table-cell table:style-name="ce25" office:value-type="float" office:value="-0.297802423495576" calcext:value-type="float">
            <text:p>–0.30</text:p>
          </table:table-cell>
          <table:table-cell table:style-name="ce25" office:value-type="float" office:value="-0.054105861983679" calcext:value-type="float">
            <text:p>–0.05</text:p>
          </table:table-cell>
          <table:table-cell table:style-name="ce25" office:value-type="float" office:value="-2.75590551181102" calcext:value-type="float">
            <text:p>–2.76</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3" table:style-name="ce26" office:value-type="float" office:value="0" calcext:value-type="float">
            <text:p>—</text:p>
          </table:table-cell>
          <table:table-cell table:style-name="ce26" office:value-type="float" office:value="0.00350672941374498" calcext:value-type="float">
            <text:p>0.00</text:p>
          </table:table-cell>
          <table:table-cell table:style-name="ce26" office:value-type="float" office:value="0.363699830664567" calcext:value-type="float">
            <text:p>0.36</text:p>
          </table:table-cell>
          <table:table-cell table:style-name="ce26" office:value-type="float" office:value="-0.0000384569302037482" calcext:value-type="float">
            <text:p>–0.00</text:p>
          </table:table-cell>
          <table:table-cell table:style-name="ce26" office:value-type="float" office:value="-0.0106333273979823" calcext:value-type="float">
            <text:p>–0.01</text:p>
          </table:table-cell>
          <table:table-cell table:style-name="ce26" office:value-type="float" office:value="0.0102501327168992" calcext:value-type="float">
            <text:p>0.01</text:p>
          </table:table-cell>
          <table:table-cell table:style-name="ce26" office:value-type="float" office:value="-0.0205952013180888" calcext:value-type="float">
            <text:p>–0.02</text:p>
          </table:table-cell>
          <table:table-cell table:style-name="ce26" office:value-type="float" office:value="0" calcext:value-type="float">
            <text:p>—</text:p>
          </table:table-cell>
          <table:table-cell table:style-name="ce26" office:value-type="float" office:value="-0.403225806451604" calcext:value-type="float">
            <text:p>–0.40</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20">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3 年 11 月 底" calcext:value-type="string">
            <text:p><text:s/>中 華 民 國 <text:s/>113 年 11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88" calcext:value-type="float">
            <text:p><text:s text:c="3"/>142,588</text:p>
          </table:table-cell>
          <table:table-cell table:style-name="ce36" office:value-type="float" office:value="9459359" calcext:value-type="float">
            <text:p><text:s text:c="3"/>9,459,359</text:p>
          </table:table-cell>
          <table:table-cell table:style-name="ce36" office:value-type="float" office:value="23402795" calcext:value-type="float">
            <text:p><text:s text:c="3"/>23,402,795</text:p>
          </table:table-cell>
          <table:table-cell table:style-name="ce36" office:value-type="float" office:value="11528561" calcext:value-type="float">
            <text:p><text:s text:c="3"/>11,528,561</text:p>
          </table:table-cell>
          <table:table-cell table:style-name="ce36" office:value-type="float" office:value="11874234" calcext:value-type="float">
            <text:p><text:s text:c="3"/>11,874,234</text:p>
          </table:table-cell>
          <table:table-cell table:style-name="ce53" office:value-type="float" office:value="97.09" calcext:value-type="float">
            <text:p>97.09</text:p>
          </table:table-cell>
          <table:table-cell table:style-name="ce53" office:value-type="float" office:value="646.53" calcext:value-type="float">
            <text:p>646.53</text:p>
          </table:table-cell>
          <table:table-cell table:style-name="ce64" office:value-type="float" office:value="2.47" calcext:value-type="float">
            <text:p>2.47</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58" calcext:value-type="float">
            <text:p><text:s text:c="3"/>22,158</text:p>
          </table:table-cell>
          <table:table-cell table:style-name="ce36" office:value-type="float" office:value="1713260" calcext:value-type="float">
            <text:p><text:s text:c="3"/>1,713,260</text:p>
          </table:table-cell>
          <table:table-cell table:style-name="ce36" office:value-type="float" office:value="4047112" calcext:value-type="float">
            <text:p><text:s text:c="3"/>4,047,112</text:p>
          </table:table-cell>
          <table:table-cell table:style-name="ce36" office:value-type="float" office:value="1965683" calcext:value-type="float">
            <text:p><text:s text:c="3"/>1,965,683</text:p>
          </table:table-cell>
          <table:table-cell table:style-name="ce36" office:value-type="float" office:value="2081429" calcext:value-type="float">
            <text:p><text:s text:c="3"/>2,081,429</text:p>
          </table:table-cell>
          <table:table-cell table:style-name="ce53" office:value-type="float" office:value="94.44" calcext:value-type="float">
            <text:p>94.44</text:p>
          </table:table-cell>
          <table:table-cell table:style-name="ce53" office:value-type="float" office:value="1971.73" calcext:value-type="float">
            <text:p>1,971.73</text:p>
          </table:table-cell>
          <table:table-cell table:style-name="ce64" office:value-type="float" office:value="2.36" calcext:value-type="float">
            <text:p>2.36</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0" calcext:value-type="float">
            <text:p><text:s text:c="3"/>9,580</text:p>
          </table:table-cell>
          <table:table-cell table:style-name="ce36" office:value-type="float" office:value="1071024" calcext:value-type="float">
            <text:p><text:s text:c="3"/>1,071,024</text:p>
          </table:table-cell>
          <table:table-cell table:style-name="ce36" office:value-type="float" office:value="2493210" calcext:value-type="float">
            <text:p><text:s text:c="3"/>2,493,210</text:p>
          </table:table-cell>
          <table:table-cell table:style-name="ce36" office:value-type="float" office:value="1175842" calcext:value-type="float">
            <text:p><text:s text:c="3"/>1,175,842</text:p>
          </table:table-cell>
          <table:table-cell table:style-name="ce36" office:value-type="float" office:value="1317368" calcext:value-type="float">
            <text:p><text:s text:c="3"/>1,317,368</text:p>
          </table:table-cell>
          <table:table-cell table:style-name="ce53" office:value-type="float" office:value="89.26" calcext:value-type="float">
            <text:p>89.26</text:p>
          </table:table-cell>
          <table:table-cell table:style-name="ce53" office:value-type="float" office:value="9172.97" calcext:value-type="float">
            <text:p>9,172.97</text:p>
          </table:table-cell>
          <table:table-cell table:style-name="ce64" office:value-type="float" office:value="2.33" calcext:value-type="float">
            <text:p>2.33</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1990" calcext:value-type="float">
            <text:p><text:s text:c="3"/>11,990</text:p>
          </table:table-cell>
          <table:table-cell table:style-name="ce36" office:value-type="float" office:value="934828" calcext:value-type="float">
            <text:p><text:s text:c="3"/>934,828</text:p>
          </table:table-cell>
          <table:table-cell table:style-name="ce36" office:value-type="float" office:value="2336764" calcext:value-type="float">
            <text:p><text:s text:c="3"/>2,336,764</text:p>
          </table:table-cell>
          <table:table-cell table:style-name="ce36" office:value-type="float" office:value="1150938" calcext:value-type="float">
            <text:p><text:s text:c="3"/>1,150,938</text:p>
          </table:table-cell>
          <table:table-cell table:style-name="ce36" office:value-type="float" office:value="1185826" calcext:value-type="float">
            <text:p><text:s text:c="3"/>1,185,826</text:p>
          </table:table-cell>
          <table:table-cell table:style-name="ce53" office:value-type="float" office:value="97.06" calcext:value-type="float">
            <text:p>97.06</text:p>
          </table:table-cell>
          <table:table-cell table:style-name="ce53" office:value-type="float" office:value="1913.88" calcext:value-type="float">
            <text:p>1,913.88</text:p>
          </table:table-cell>
          <table:table-cell table:style-name="ce64" office:value-type="float" office:value="2.5" calcext:value-type="float">
            <text:p>2.50</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7" calcext:value-type="float">
            <text:p><text:s text:c="3"/>12,517</text:p>
          </table:table-cell>
          <table:table-cell table:style-name="ce36" office:value-type="float" office:value="1101878" calcext:value-type="float">
            <text:p><text:s text:c="3"/>1,101,878</text:p>
          </table:table-cell>
          <table:table-cell table:style-name="ce36" office:value-type="float" office:value="2858958" calcext:value-type="float">
            <text:p><text:s text:c="3"/>2,858,958</text:p>
          </table:table-cell>
          <table:table-cell table:style-name="ce36" office:value-type="float" office:value="1396004" calcext:value-type="float">
            <text:p><text:s text:c="3"/>1,396,004</text:p>
          </table:table-cell>
          <table:table-cell table:style-name="ce36" office:value-type="float" office:value="1462954" calcext:value-type="float">
            <text:p><text:s text:c="3"/>1,462,954</text:p>
          </table:table-cell>
          <table:table-cell table:style-name="ce53" office:value-type="float" office:value="95.42" calcext:value-type="float">
            <text:p>95.42</text:p>
          </table:table-cell>
          <table:table-cell table:style-name="ce53" office:value-type="float" office:value="1290.79" calcext:value-type="float">
            <text:p>1,290.79</text:p>
          </table:table-cell>
          <table:table-cell table:style-name="ce64" office:value-type="float" office:value="2.59" calcext:value-type="float">
            <text:p>2.59</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59" calcext:value-type="float">
            <text:p><text:s text:c="3"/>9,659</text:p>
          </table:table-cell>
          <table:table-cell table:style-name="ce36" office:value-type="float" office:value="743938" calcext:value-type="float">
            <text:p><text:s text:c="3"/>743,938</text:p>
          </table:table-cell>
          <table:table-cell table:style-name="ce36" office:value-type="float" office:value="1858873" calcext:value-type="float">
            <text:p><text:s text:c="3"/>1,858,873</text:p>
          </table:table-cell>
          <table:table-cell table:style-name="ce36" office:value-type="float" office:value="921802" calcext:value-type="float">
            <text:p><text:s text:c="3"/>921,802</text:p>
          </table:table-cell>
          <table:table-cell table:style-name="ce36" office:value-type="float" office:value="937071" calcext:value-type="float">
            <text:p><text:s text:c="3"/>937,071</text:p>
          </table:table-cell>
          <table:table-cell table:style-name="ce53" office:value-type="float" office:value="98.37" calcext:value-type="float">
            <text:p>98.37</text:p>
          </table:table-cell>
          <table:table-cell table:style-name="ce53" office:value-type="float" office:value="848.16" calcext:value-type="float">
            <text:p>848.16</text:p>
          </table:table-cell>
          <table:table-cell table:style-name="ce64" office:value-type="float" office:value="2.5" calcext:value-type="float">
            <text:p>2.50</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72138" calcext:value-type="float">
            <text:p><text:s text:c="3"/>1,172,138</text:p>
          </table:table-cell>
          <table:table-cell table:style-name="ce36" office:value-type="float" office:value="2731891" calcext:value-type="float">
            <text:p><text:s text:c="3"/>2,731,891</text:p>
          </table:table-cell>
          <table:table-cell table:style-name="ce36" office:value-type="float" office:value="1337699" calcext:value-type="float">
            <text:p><text:s text:c="3"/>1,337,699</text:p>
          </table:table-cell>
          <table:table-cell table:style-name="ce36" office:value-type="float" office:value="1394192" calcext:value-type="float">
            <text:p><text:s text:c="3"/>1,394,192</text:p>
          </table:table-cell>
          <table:table-cell table:style-name="ce53" office:value-type="float" office:value="95.95" calcext:value-type="float">
            <text:p>95.95</text:p>
          </table:table-cell>
          <table:table-cell table:style-name="ce53" office:value-type="float" office:value="925.4" calcext:value-type="float">
            <text:p>925.40</text:p>
          </table:table-cell>
          <table:table-cell table:style-name="ce64" office:value-type="float" office:value="2.33" calcext:value-type="float">
            <text:p>2.33</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33" calcext:value-type="float">
            <text:p><text:s text:c="3"/>58,533</text:p>
          </table:table-cell>
          <table:table-cell table:style-name="ce36" office:value-type="float" office:value="2673606" calcext:value-type="float">
            <text:p><text:s text:c="3"/>2,673,606</text:p>
          </table:table-cell>
          <table:table-cell table:style-name="ce36" office:value-type="float" office:value="6918402" calcext:value-type="float">
            <text:p><text:s text:c="3"/>6,918,402</text:p>
          </table:table-cell>
          <table:table-cell table:style-name="ce36" office:value-type="float" office:value="3501307" calcext:value-type="float">
            <text:p><text:s text:c="3"/>3,501,307</text:p>
          </table:table-cell>
          <table:table-cell table:style-name="ce36" office:value-type="float" office:value="3417095" calcext:value-type="float">
            <text:p><text:s text:c="3"/>3,417,095</text:p>
          </table:table-cell>
          <table:table-cell table:style-name="ce53" office:value-type="float" office:value="102.46" calcext:value-type="float">
            <text:p>102.46</text:p>
          </table:table-cell>
          <table:table-cell table:style-name="ce53" office:value-type="float" office:value="275.52" calcext:value-type="float">
            <text:p>275.52</text:p>
          </table:table-cell>
          <table:table-cell table:style-name="ce64" office:value-type="float" office:value="2.59" calcext:value-type="float">
            <text:p>2.59</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58" calcext:value-type="float">
            <text:p><text:s text:c="3"/>3,658</text:p>
          </table:table-cell>
          <table:table-cell table:style-name="ce37" office:value-type="float" office:value="183277" calcext:value-type="float">
            <text:p><text:s text:c="3"/>183,277</text:p>
          </table:table-cell>
          <table:table-cell table:style-name="ce37" office:value-type="float" office:value="449254" calcext:value-type="float">
            <text:p><text:s text:c="3"/>449,254</text:p>
          </table:table-cell>
          <table:table-cell table:style-name="ce37" office:value-type="float" office:value="225195" calcext:value-type="float">
            <text:p><text:s text:c="3"/>225,195</text:p>
          </table:table-cell>
          <table:table-cell table:style-name="ce37" office:value-type="float" office:value="224059" calcext:value-type="float">
            <text:p><text:s text:c="3"/>224,059</text:p>
          </table:table-cell>
          <table:table-cell table:style-name="ce54" office:value-type="float" office:value="100.51" calcext:value-type="float">
            <text:p>100.51</text:p>
          </table:table-cell>
          <table:table-cell table:style-name="ce54" office:value-type="float" office:value="209.58" calcext:value-type="float">
            <text:p>209.58</text:p>
          </table:table-cell>
          <table:table-cell table:style-name="ce65" office:value-type="float" office:value="2.45" calcext:value-type="float">
            <text:p>2.45</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5" calcext:value-type="float">
            <text:p><text:s text:c="3"/>3,415</text:p>
          </table:table-cell>
          <table:table-cell table:style-name="ce37" office:value-type="float" office:value="229063" calcext:value-type="float">
            <text:p><text:s text:c="3"/>229,063</text:p>
          </table:table-cell>
          <table:table-cell table:style-name="ce37" office:value-type="float" office:value="594181" calcext:value-type="float">
            <text:p><text:s text:c="3"/>594,181</text:p>
          </table:table-cell>
          <table:table-cell table:style-name="ce37" office:value-type="float" office:value="302413" calcext:value-type="float">
            <text:p><text:s text:c="3"/>302,413</text:p>
          </table:table-cell>
          <table:table-cell table:style-name="ce37" office:value-type="float" office:value="291768" calcext:value-type="float">
            <text:p><text:s text:c="3"/>291,768</text:p>
          </table:table-cell>
          <table:table-cell table:style-name="ce54" office:value-type="float" office:value="103.65" calcext:value-type="float">
            <text:p>103.65</text:p>
          </table:table-cell>
          <table:table-cell table:style-name="ce54" office:value-type="float" office:value="416.23" calcext:value-type="float">
            <text:p>416.23</text:p>
          </table:table-cell>
          <table:table-cell table:style-name="ce65" office:value-type="float" office:value="2.59" calcext:value-type="float">
            <text:p>2.59</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0" calcext:value-type="float">
            <text:p><text:s text:c="3"/>4,700</text:p>
          </table:table-cell>
          <table:table-cell table:style-name="ce37" office:value-type="float" office:value="204194" calcext:value-type="float">
            <text:p><text:s text:c="3"/>204,194</text:p>
          </table:table-cell>
          <table:table-cell table:style-name="ce37" office:value-type="float" office:value="533063" calcext:value-type="float">
            <text:p><text:s text:c="3"/>533,063</text:p>
          </table:table-cell>
          <table:table-cell table:style-name="ce37" office:value-type="float" office:value="273953" calcext:value-type="float">
            <text:p><text:s text:c="3"/>273,953</text:p>
          </table:table-cell>
          <table:table-cell table:style-name="ce37" office:value-type="float" office:value="259110" calcext:value-type="float">
            <text:p><text:s text:c="3"/>259,110</text:p>
          </table:table-cell>
          <table:table-cell table:style-name="ce54" office:value-type="float" office:value="105.73" calcext:value-type="float">
            <text:p>105.73</text:p>
          </table:table-cell>
          <table:table-cell table:style-name="ce54" office:value-type="float" office:value="292.84" calcext:value-type="float">
            <text:p>292.84</text:p>
          </table:table-cell>
          <table:table-cell table:style-name="ce65" office:value-type="float" office:value="2.61" calcext:value-type="float">
            <text:p>2.61</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37" calcext:value-type="float">
            <text:p><text:s text:c="3"/>9,237</text:p>
          </table:table-cell>
          <table:table-cell table:style-name="ce37" office:value-type="float" office:value="418277" calcext:value-type="float">
            <text:p><text:s text:c="3"/>418,277</text:p>
          </table:table-cell>
          <table:table-cell table:style-name="ce37" office:value-type="float" office:value="1226560" calcext:value-type="float">
            <text:p><text:s text:c="3"/>1,226,560</text:p>
          </table:table-cell>
          <table:table-cell table:style-name="ce37" office:value-type="float" office:value="621707" calcext:value-type="float">
            <text:p><text:s text:c="3"/>621,707</text:p>
          </table:table-cell>
          <table:table-cell table:style-name="ce37" office:value-type="float" office:value="604853" calcext:value-type="float">
            <text:p><text:s text:c="3"/>604,853</text:p>
          </table:table-cell>
          <table:table-cell table:style-name="ce54" office:value-type="float" office:value="102.79" calcext:value-type="float">
            <text:p>102.79</text:p>
          </table:table-cell>
          <table:table-cell table:style-name="ce54" office:value-type="float" office:value="1141.63" calcext:value-type="float">
            <text:p>1,141.63</text:p>
          </table:table-cell>
          <table:table-cell table:style-name="ce65" office:value-type="float" office:value="2.93" calcext:value-type="float">
            <text:p>2.93</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2" calcext:value-type="float">
            <text:p><text:s text:c="3"/>4,212</text:p>
          </table:table-cell>
          <table:table-cell table:style-name="ce37" office:value-type="float" office:value="183649" calcext:value-type="float">
            <text:p><text:s text:c="3"/>183,649</text:p>
          </table:table-cell>
          <table:table-cell table:style-name="ce37" office:value-type="float" office:value="472727" calcext:value-type="float">
            <text:p><text:s text:c="3"/>472,727</text:p>
          </table:table-cell>
          <table:table-cell table:style-name="ce37" office:value-type="float" office:value="240440" calcext:value-type="float">
            <text:p><text:s text:c="3"/>240,440</text:p>
          </table:table-cell>
          <table:table-cell table:style-name="ce37" office:value-type="float" office:value="232287" calcext:value-type="float">
            <text:p><text:s text:c="3"/>232,287</text:p>
          </table:table-cell>
          <table:table-cell table:style-name="ce54" office:value-type="float" office:value="103.51" calcext:value-type="float">
            <text:p>103.51</text:p>
          </table:table-cell>
          <table:table-cell table:style-name="ce54" office:value-type="float" office:value="115.12" calcext:value-type="float">
            <text:p>115.12</text:p>
          </table:table-cell>
          <table:table-cell table:style-name="ce65" office:value-type="float" office:value="2.57" calcext:value-type="float">
            <text:p>2.57</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2" calcext:value-type="float">
            <text:p><text:s text:c="3"/>6,512</text:p>
          </table:table-cell>
          <table:table-cell table:style-name="ce37" office:value-type="float" office:value="252320" calcext:value-type="float">
            <text:p><text:s text:c="3"/>252,320</text:p>
          </table:table-cell>
          <table:table-cell table:style-name="ce37" office:value-type="float" office:value="658831" calcext:value-type="float">
            <text:p><text:s text:c="3"/>658,831</text:p>
          </table:table-cell>
          <table:table-cell table:style-name="ce37" office:value-type="float" office:value="338827" calcext:value-type="float">
            <text:p><text:s text:c="3"/>338,827</text:p>
          </table:table-cell>
          <table:table-cell table:style-name="ce37" office:value-type="float" office:value="320004" calcext:value-type="float">
            <text:p><text:s text:c="3"/>320,004</text:p>
          </table:table-cell>
          <table:table-cell table:style-name="ce54" office:value-type="float" office:value="105.88" calcext:value-type="float">
            <text:p>105.88</text:p>
          </table:table-cell>
          <table:table-cell table:style-name="ce54" office:value-type="float" office:value="510.39" calcext:value-type="float">
            <text:p>510.39</text:p>
          </table:table-cell>
          <table:table-cell table:style-name="ce65" office:value-type="float" office:value="2.61" calcext:value-type="float">
            <text:p>2.61</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75" calcext:value-type="float">
            <text:p><text:s text:c="3"/>5,375</text:p>
          </table:table-cell>
          <table:table-cell table:style-name="ce37" office:value-type="float" office:value="188670" calcext:value-type="float">
            <text:p><text:s text:c="3"/>188,670</text:p>
          </table:table-cell>
          <table:table-cell table:style-name="ce37" office:value-type="float" office:value="479129" calcext:value-type="float">
            <text:p><text:s text:c="3"/>479,129</text:p>
          </table:table-cell>
          <table:table-cell table:style-name="ce37" office:value-type="float" office:value="247897" calcext:value-type="float">
            <text:p><text:s text:c="3"/>247,897</text:p>
          </table:table-cell>
          <table:table-cell table:style-name="ce37" office:value-type="float" office:value="231232" calcext:value-type="float">
            <text:p><text:s text:c="3"/>231,232</text:p>
          </table:table-cell>
          <table:table-cell table:style-name="ce54" office:value-type="float" office:value="107.21" calcext:value-type="float">
            <text:p>107.21</text:p>
          </table:table-cell>
          <table:table-cell table:style-name="ce54" office:value-type="float" office:value="251.69" calcext:value-type="float">
            <text:p>251.69</text:p>
          </table:table-cell>
          <table:table-cell table:style-name="ce65" office:value-type="float" office:value="2.54" calcext:value-type="float">
            <text:p>2.54</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303115" calcext:value-type="float">
            <text:p><text:s text:c="3"/>303,115</text:p>
          </table:table-cell>
          <table:table-cell table:style-name="ce37" office:value-type="float" office:value="789706" calcext:value-type="float">
            <text:p><text:s text:c="3"/>789,706</text:p>
          </table:table-cell>
          <table:table-cell table:style-name="ce37" office:value-type="float" office:value="399493" calcext:value-type="float">
            <text:p><text:s text:c="3"/>399,493</text:p>
          </table:table-cell>
          <table:table-cell table:style-name="ce37" office:value-type="float" office:value="390213" calcext:value-type="float">
            <text:p><text:s text:c="3"/>390,213</text:p>
          </table:table-cell>
          <table:table-cell table:style-name="ce54" office:value-type="float" office:value="102.38" calcext:value-type="float">
            <text:p>102.38</text:p>
          </table:table-cell>
          <table:table-cell table:style-name="ce54" office:value-type="float" office:value="284.52" calcext:value-type="float">
            <text:p>284.52</text:p>
          </table:table-cell>
          <table:table-cell table:style-name="ce65" office:value-type="float" office:value="2.61" calcext:value-type="float">
            <text:p>2.61</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5707" calcext:value-type="float">
            <text:p><text:s text:c="3"/>85,707</text:p>
          </table:table-cell>
          <table:table-cell table:style-name="ce37" office:value-type="float" office:value="210272" calcext:value-type="float">
            <text:p><text:s text:c="3"/>210,272</text:p>
          </table:table-cell>
          <table:table-cell table:style-name="ce37" office:value-type="float" office:value="107089" calcext:value-type="float">
            <text:p><text:s text:c="3"/>107,089</text:p>
          </table:table-cell>
          <table:table-cell table:style-name="ce37" office:value-type="float" office:value="103183" calcext:value-type="float">
            <text:p><text:s text:c="3"/>103,183</text:p>
          </table:table-cell>
          <table:table-cell table:style-name="ce54" office:value-type="float" office:value="103.79" calcext:value-type="float">
            <text:p>103.79</text:p>
          </table:table-cell>
          <table:table-cell table:style-name="ce54" office:value-type="float" office:value="59.82" calcext:value-type="float">
            <text:p>59.82</text:p>
          </table:table-cell>
          <table:table-cell table:style-name="ce65" office:value-type="float" office:value="2.45" calcext:value-type="float">
            <text:p>2.45</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3" calcext:value-type="float">
            <text:p><text:s text:c="3"/>3,623</text:p>
          </table:table-cell>
          <table:table-cell table:style-name="ce37" office:value-type="float" office:value="130201" calcext:value-type="float">
            <text:p><text:s text:c="3"/>130,201</text:p>
          </table:table-cell>
          <table:table-cell table:style-name="ce37" office:value-type="float" office:value="315581" calcext:value-type="float">
            <text:p><text:s text:c="3"/>315,581</text:p>
          </table:table-cell>
          <table:table-cell table:style-name="ce37" office:value-type="float" office:value="158297" calcext:value-type="float">
            <text:p><text:s text:c="3"/>158,297</text:p>
          </table:table-cell>
          <table:table-cell table:style-name="ce37" office:value-type="float" office:value="157284" calcext:value-type="float">
            <text:p><text:s text:c="3"/>157,284</text:p>
          </table:table-cell>
          <table:table-cell table:style-name="ce54" office:value-type="float" office:value="100.64" calcext:value-type="float">
            <text:p>100.64</text:p>
          </table:table-cell>
          <table:table-cell table:style-name="ce54" office:value-type="float" office:value="68.18" calcext:value-type="float">
            <text:p>68.18</text:p>
          </table:table-cell>
          <table:table-cell table:style-name="ce65" office:value-type="float" office:value="2.42" calcext:value-type="float">
            <text:p>2.42</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3867" calcext:value-type="float">
            <text:p><text:s text:c="3"/>43,867</text:p>
          </table:table-cell>
          <table:table-cell table:style-name="ce37" office:value-type="float" office:value="107908" calcext:value-type="float">
            <text:p><text:s text:c="3"/>107,908</text:p>
          </table:table-cell>
          <table:table-cell table:style-name="ce37" office:value-type="float" office:value="55196" calcext:value-type="float">
            <text:p><text:s text:c="3"/>55,196</text:p>
          </table:table-cell>
          <table:table-cell table:style-name="ce37" office:value-type="float" office:value="52712" calcext:value-type="float">
            <text:p><text:s text:c="3"/>52,712</text:p>
          </table:table-cell>
          <table:table-cell table:style-name="ce54" office:value-type="float" office:value="104.71" calcext:value-type="float">
            <text:p>104.71</text:p>
          </table:table-cell>
          <table:table-cell table:style-name="ce54" office:value-type="float" office:value="850.58" calcext:value-type="float">
            <text:p>850.58</text:p>
          </table:table-cell>
          <table:table-cell table:style-name="ce65" office:value-type="float" office:value="2.46" calcext:value-type="float">
            <text:p>2.46</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5" calcext:value-type="float">
            <text:p><text:s text:c="3"/>3,325</text:p>
          </table:table-cell>
          <table:table-cell table:style-name="ce37" office:value-type="float" office:value="162523" calcext:value-type="float">
            <text:p><text:s text:c="3"/>162,523</text:p>
          </table:table-cell>
          <table:table-cell table:style-name="ce37" office:value-type="float" office:value="361497" calcext:value-type="float">
            <text:p><text:s text:c="3"/>361,497</text:p>
          </table:table-cell>
          <table:table-cell table:style-name="ce37" office:value-type="float" office:value="179355" calcext:value-type="float">
            <text:p><text:s text:c="3"/>179,355</text:p>
          </table:table-cell>
          <table:table-cell table:style-name="ce37" office:value-type="float" office:value="182142" calcext:value-type="float">
            <text:p><text:s text:c="3"/>182,142</text:p>
          </table:table-cell>
          <table:table-cell table:style-name="ce54" office:value-type="float" office:value="98.47" calcext:value-type="float">
            <text:p>98.47</text:p>
          </table:table-cell>
          <table:table-cell table:style-name="ce54" office:value-type="float" office:value="2722.96" calcext:value-type="float">
            <text:p>2,722.96</text:p>
          </table:table-cell>
          <table:table-cell table:style-name="ce65" office:value-type="float" office:value="2.22" calcext:value-type="float">
            <text:p>2.22</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5" calcext:value-type="float">
            <text:p><text:s text:c="3"/>2,165</text:p>
          </table:table-cell>
          <table:table-cell table:style-name="ce37" office:value-type="float" office:value="183553" calcext:value-type="float">
            <text:p><text:s text:c="3"/>183,553</text:p>
          </table:table-cell>
          <table:table-cell table:style-name="ce37" office:value-type="float" office:value="457328" calcext:value-type="float">
            <text:p><text:s text:c="3"/>457,328</text:p>
          </table:table-cell>
          <table:table-cell table:style-name="ce37" office:value-type="float" office:value="225690" calcext:value-type="float">
            <text:p><text:s text:c="3"/>225,690</text:p>
          </table:table-cell>
          <table:table-cell table:style-name="ce37" office:value-type="float" office:value="231638" calcext:value-type="float">
            <text:p><text:s text:c="3"/>231,638</text:p>
          </table:table-cell>
          <table:table-cell table:style-name="ce54" office:value-type="float" office:value="97.43" calcext:value-type="float">
            <text:p>97.43</text:p>
          </table:table-cell>
          <table:table-cell table:style-name="ce54" office:value-type="float" office:value="4390.94" calcext:value-type="float">
            <text:p>4,390.94</text:p>
          </table:table-cell>
          <table:table-cell table:style-name="ce65" office:value-type="float" office:value="2.49" calcext:value-type="float">
            <text:p>2.49</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5190" calcext:value-type="float">
            <text:p><text:s text:c="3"/>105,190</text:p>
          </table:table-cell>
          <table:table-cell table:style-name="ce37" office:value-type="float" office:value="262365" calcext:value-type="float">
            <text:p><text:s text:c="3"/>262,365</text:p>
          </table:table-cell>
          <table:table-cell table:style-name="ce37" office:value-type="float" office:value="125755" calcext:value-type="float">
            <text:p><text:s text:c="3"/>125,755</text:p>
          </table:table-cell>
          <table:table-cell table:style-name="ce37" office:value-type="float" office:value="136610" calcext:value-type="float">
            <text:p><text:s text:c="3"/>136,610</text:p>
          </table:table-cell>
          <table:table-cell table:style-name="ce54" office:value-type="float" office:value="92.05" calcext:value-type="float">
            <text:p>92.05</text:p>
          </table:table-cell>
          <table:table-cell table:style-name="ce54" office:value-type="float" office:value="4370.89" calcext:value-type="float">
            <text:p>4,370.89</text:p>
          </table:table-cell>
          <table:table-cell table:style-name="ce65" office:value-type="float" office:value="2.49" calcext:value-type="float">
            <text:p>2.49</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8687" calcext:value-type="float">
            <text:p><text:s text:c="3"/>48,687</text:p>
          </table:table-cell>
          <table:table-cell table:style-name="ce36" office:value-type="float" office:value="157585" calcext:value-type="float">
            <text:p><text:s text:c="3"/>157,585</text:p>
          </table:table-cell>
          <table:table-cell table:style-name="ce36" office:value-type="float" office:value="79286" calcext:value-type="float">
            <text:p><text:s text:c="3"/>79,286</text:p>
          </table:table-cell>
          <table:table-cell table:style-name="ce36" office:value-type="float" office:value="78299" calcext:value-type="float">
            <text:p><text:s text:c="3"/>78,299</text:p>
          </table:table-cell>
          <table:table-cell table:style-name="ce53" office:value-type="float" office:value="101.26" calcext:value-type="float">
            <text:p>101.26</text:p>
          </table:table-cell>
          <table:table-cell table:style-name="ce53" office:value-type="float" office:value="873.26" calcext:value-type="float">
            <text:p>873.26</text:p>
          </table:table-cell>
          <table:table-cell table:style-name="ce64" office:value-type="float" office:value="3.24" calcext:value-type="float">
            <text:p>3.24</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4824" calcext:value-type="float">
            <text:p><text:s text:c="3"/>44,824</text:p>
          </table:table-cell>
          <table:table-cell table:style-name="ce37" office:value-type="float" office:value="143658" calcext:value-type="float">
            <text:p><text:s text:c="3"/>143,658</text:p>
          </table:table-cell>
          <table:table-cell table:style-name="ce37" office:value-type="float" office:value="71269" calcext:value-type="float">
            <text:p><text:s text:c="3"/>71,269</text:p>
          </table:table-cell>
          <table:table-cell table:style-name="ce37" office:value-type="float" office:value="72389" calcext:value-type="float">
            <text:p><text:s text:c="3"/>72,389</text:p>
          </table:table-cell>
          <table:table-cell table:style-name="ce54" office:value-type="float" office:value="98.45" calcext:value-type="float">
            <text:p>98.45</text:p>
          </table:table-cell>
          <table:table-cell table:style-name="ce54" office:value-type="float" office:value="947.26" calcext:value-type="float">
            <text:p>947.26</text:p>
          </table:table-cell>
          <table:table-cell table:style-name="ce65" office:value-type="float" office:value="3.2" calcext:value-type="float">
            <text:p>3.20</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863" calcext:value-type="float">
            <text:p><text:s text:c="3"/>3,863</text:p>
          </table:table-cell>
          <table:table-cell table:style-name="ce37" office:value-type="float" office:value="13927" calcext:value-type="float">
            <text:p><text:s text:c="3"/>13,927</text:p>
          </table:table-cell>
          <table:table-cell table:style-name="ce37" office:value-type="float" office:value="8017" calcext:value-type="float">
            <text:p><text:s text:c="3"/>8,017</text:p>
          </table:table-cell>
          <table:table-cell table:style-name="ce37" office:value-type="float" office:value="5910" calcext:value-type="float">
            <text:p><text:s text:c="3"/>5,910</text:p>
          </table:table-cell>
          <table:table-cell table:style-name="ce54" office:value-type="float" office:value="135.65" calcext:value-type="float">
            <text:p>135.65</text:p>
          </table:table-cell>
          <table:table-cell table:style-name="ce54" office:value-type="float" office:value="483.58" calcext:value-type="float">
            <text:p>483.58</text:p>
          </table:table-cell>
          <table:table-cell table:style-name="ce65" office:value-type="float" office:value="3.61" calcext:value-type="float">
            <text:p>3.61</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69" meta:object-count="0"/>
    <meta:generator>LibreOffice/6.4.7.2$Linux_X86_64 LibreOffice_project/40$Build-2</meta:generator>
  </office:meta>
</office:document-meta>
</file>